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font-variant="normal" fo:text-transform="none" fo:color="#000000" style:font-name="sans-serif" fo:font-size="13.5pt"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mportance of EDR</text:p>
      <text:p text:style-name="P1"/>
      <text:p text:style-name="P1">Herkömmliche Sicherheitsprodukte erkennen zwar Bedrohungen, aber die Analysten müssen viel Zeit damit verbringen, die Bedrohung zu untersuchen, während der Angreifer möglicherweise bereits größere Auswirkungen auf das Netz hat. Die von diesen Produkten gelieferten Informationen sind begrenzt. Sie können zwar die Netzwerkstandorte identifizieren, die kompromittiert wurden, aber sie sind in der Regel nicht in der Lage, den Ursprung des Angriffs sowie dessen Ausmaß und Route zu bestimmen. EDR alarmiert Analysten nicht nur, wenn ein Angriff stattfindet, sondern sammelt auch Verhaltensinformationen, um die Angriffsroute aufzudecken, einschließlich des Ortes, an dem der Angriff stattfand und welche Aktivitäten er durchführte.<text:line-break/><text:line-break/>Wenn die Angreifer über genügend Ressourcen, Fachwissen und den Willen verfügen, Methoden und Mittel zu entwickeln, um die Netzwerksicherheitsabwehr zu umgehen, werden sie es schaffen. Im Folgenden finden Sie einige gute Gründe für die Einbeziehung von EDR in Netzwerksicherheitslösungen:</text:p>
      <text:p text:style-name="P1"/>
      <text:p text:style-name="P1"/>
      <text:p text:style-name="P1"><text:span text:style-name="T2">Persistence:</text:span> <text:s/>Die Angreifer können wochen- oder sogar monatelang im Netz des Opfers bleiben. Sie könnten auch eine Hintertür behalten, um jederzeit zurückzukehren. Es ist wichtig, ein Produkt zu haben, das wiederholte Aktivitäten von denselben Quellen erkennt und sie auf der Grundlage ihres Verhaltens blockiert.</text:p>
      <text:p text:style-name="Standard"><text:span text:style-name="T1"><text:line-break/></text:span><text:span text:style-name="Strong_20_Emphasis"><text:span text:style-name="T3">Endpoint protection:</text:span></text:span> <text:span text:style-name="T1">Unternehmen fehlt die Transparenz, die für eine wirksame Überwachung der Endpunkte erforderlich ist. Wenn eine Sicherheitsverletzung festgestellt wird, verbringen Sie höchstwahrscheinlich viel Zeit damit, herauszufinden, was genau die Ursache für den Vorfall war, was genau passiert ist und wie er behoben werden kann, was mit EDR leicht möglich ist.</text:span></text:p>
      <text:p text:style-name="Standard"><text:span text:style-name="T1"><text:line-break/></text:span><text:span text:style-name="Strong_20_Emphasis"><text:span text:style-name="T3">Detailed information:</text:span></text:span><text:span text:style-name="T1"> <text:s/>Selbst wenn die Daten klar und zugänglich sind, benötigen die Sicherheitsteams ausreichende Ressourcen, um die Daten zu analysieren und in vollem Umfang zu nutzen. Selbst nach der Implementierung von Datenerfassungsprodukten wie dem SIEM stehen sie häufig vor zahlreichen Herausforderungen in Bezug auf die Daten, z. B. was zu identifizieren ist, was mit den Informationen zu tun ist, die Geschwindigkeit und andere Proble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53:17.52</dc:date>
    <dc:creator>kaos sevdalisi</dc:creator>
    <meta:document-statistic meta:table-count="0" meta:image-count="0" meta:object-count="0" meta:page-count="1" meta:paragraph-count="5" meta:word-count="298" meta:character-count="2174"/>
    <meta:user-defined meta:name="Info 1"/>
    <meta:user-defined meta:name="Info 2"/>
    <meta:user-defined meta:name="Info 3"/>
    <meta:user-defined meta:name="Info 4"/>
  </office:meta>
</office:document-meta>
</file>